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officeooo:rsid="0017b42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Usando GIT y GITHUB</text:span></text:h>
      <text:p text:style-name="Text_20_body">Ver la rama master de GitHub :)</text:p>
      <text:h text:style-name="Heading_20_1" text:outline-level="1">Crear cuenta en github.com</text:h>
      <text:list text:style-name="L1">
        <text:list-item>
          <text:p text:style-name="P2">Deberás crear tu cuenta en el sitio usando tu correo de gmail, con la opción :</text:p>
        </text:list-item>
        <text:list-item>
          <text:p text:style-name="P2"><text:a xlink:type="simple" xlink:href="https://github.com/signup?ref_cta=Sign+up&amp;ref_loc=header+logged+out&amp;ref_page=%2F&amp;source=header-home" office:target-frame-name="_blank" xlink:show="new" text:style-name="Internet_20_link" text:visited-style-name="Visited_20_Internet_20_Link">Sign Up (Registrar)</text:a></text:p>
        </text:list-item>
        <text:list-item>
          <text:p text:style-name="P2">Recuerda que deberás <text:span text:style-name="T5">recordar</text:span> tu <text:span text:style-name="T2">USUARIO y tu Correo </text:span>con los que te registras, nos servirán adelante</text:p>
        </text:list-item>
        <text:list-item>
          <text:p text:style-name="P2">Crearemos un <text:span text:style-name="Strong_20_Emphasis">repositorio</text:span> para almacenar nuestra aplicación en línea</text:p>
        </text:list-item>
        <text:list-item>
          <text:p text:style-name="P2">Copiaremos la dirección HTTPS que nos genera el repositorio</text:p>
        </text:list-item>
        <text:list-item>
          <text:p text:style-name="P1">Ejemplo del código (ver imagen) <draw:frame draw:style-name="fr1" draw:name="Imagen1" text:anchor-type="as-char" svg:width="5.641cm" svg:height="2.819cm" draw:z-index="0"><draw:image xlink:href="https://cbtis169.net/media/github-https.png" xlink:type="simple" xlink:show="embed" xlink:actuate="onLoad"/><svg:title>código HTTPS de github</svg:title></draw:frame></text:p>
        </text:list-item>
      </text:list>
      <text:h text:style-name="Heading_20_1" text:outline-level="1">Instalando GIT</text:h>
      <text:list text:style-name="L2">
        <text:list-item>
          <text:p text:style-name="P4">Vamos a nuestra carpeta personal en nuestra PC (www/web/nombre) desde tu <text:span text:style-name="Strong_20_Emphasis">Explorador de Archivos</text:span></text:p>
        </text:list-item>
        <text:list-item>
          <text:p text:style-name="P3">Abrimos la <text:span text:style-name="Strong_20_Emphasis">Terminal</text:span> y instalar <text:span text:style-name="Strong_20_Emphasis">git</text:span> en tu PC tecleamos el comando:</text:p>
        </text:list-item>
      </text:list>
      <text:list text:style-name="L3">
        <text:list-item>
          <text:p text:style-name="P6"><text:span text:style-name="Strong_20_Emphasis">sudo apt install git</text:span></text:p>
        </text:list-item>
        <text:list-item>
          <text:p text:style-name="P6">Damos la clave de usuario: 1 y Enter</text:p>
        </text:list-item>
        <text:list-item>
          <text:p text:style-name="P5">Esperamos que termine la instalación</text:p>
        </text:list-item>
      </text:list>
      <text:list text:style-name="L4">
        <text:list-item>
          <text:p text:style-name="P8">Con eso ya tenemos instalado nuestro programa de <text:span text:style-name="Strong_20_Emphasis">git</text:span></text:p>
        </text:list-item>
        <text:list-item>
          <text:p text:style-name="P8">Ahora vamos a configurarlo, para eso ejecutaremos los siguentes comandos (estos son unicamente una vez) :</text:p>
          <text:list>
            <text:list-item>
              <text:p text:style-name="P8"><text:span text:style-name="Strong_20_Emphasis">git version</text:span></text:p>
            </text:list-item>
            <text:list-item>
              <text:p text:style-name="P8"><text:span text:style-name="Strong_20_Emphasis">git --global user.name "tu_usuario_de_github"</text:span></text:p>
            </text:list-item>
            <text:list-item>
              <text:p text:style-name="P7"><text:span text:style-name="Strong_20_Emphasis">git --global user.email "tu_correo_gmail"</text:span></text:p>
            </text:list-item>
          </text:list>
        </text:list-item>
      </text:list>
      <text:h text:style-name="Heading_20_1" text:outline-level="1">Comandos de GIT para subir nuestra Aplicación a GitHub</text:h>
      <text:list text:style-name="L5">
        <text:list-item>
          <text:p text:style-name="P10">Vamos a nuestra carpeta personal en nuestra PC (www/web/nombre) desde tu <text:span text:style-name="Strong_20_Emphasis">Explorador de Archivos</text:span></text:p>
        </text:list-item>
        <text:list-item>
          <text:p text:style-name="P10">Abrimos la **terminal</text:p>
        </text:list-item>
        <text:list-item>
          <text:p text:style-name="P10"><text:soft-page-break/>Y ejecutamos Visual Studio Code (VSC) con : <text:span text:style-name="Strong_20_Emphasis">code .</text:span></text:p>
        </text:list-item>
        <text:list-item>
          <text:p text:style-name="P10">Dentro de VSC abrimos una <text:span text:style-name="Strong_20_Emphasis">nueva Terminal</text:span> y ejecutaremos lo siguiente: [NOTA: sin lo que está entre paréntesis]</text:p>
          <text:list>
            <text:list-item>
              <text:p text:style-name="P10"><text:span text:style-name="Strong_20_Emphasis">git init</text:span> (inicia el repositorio local)</text:p>
            </text:list-item>
            <text:list-item>
              <text:p text:style-name="P10"><text:span text:style-name="Strong_20_Emphasis">git remote add origin tu_código_del_repositorio</text:span> (agrega el repositorio remoto en github)</text:p>
            </text:list-item>
            <text:list-item>
              <text:p text:style-name="P10"><text:span text:style-name="Strong_20_Emphasis">git add .</text:span> (agrega TODOS los archivos)</text:p>
            </text:list-item>
            <text:list-item>
              <text:p text:style-name="P10"><text:span text:style-name="Strong_20_Emphasis">git commit -m "primer commit"</text:span> (prepara los archivos para subirlos y agrega un comentario)</text:p>
            </text:list-item>
            <text:list-item>
              <text:p text:style-name="P9"><text:span text:style-name="Strong_20_Emphasis">git push -u origin master</text:span> (finalmente sube los archivos a github)</text:p>
            </text:list-item>
          </text:list>
        </text:list-item>
      </text:list>
      <text:p text:style-name="Text_20_body"><text:span text:style-name="Source_20_Text"/></text:p>
      <text:p text:style-name="Standard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3:04:43.650474564</meta:creation-date>
    <dc:date>2023-12-13T15:30:38.518008798</dc:date>
    <meta:editing-duration>PT2H25M55S</meta:editing-duration>
    <meta:editing-cycles>1</meta:editing-cycles>
    <meta:document-statistic meta:table-count="0" meta:image-count="1" meta:object-count="0" meta:page-count="2" meta:paragraph-count="30" meta:word-count="284" meta:character-count="1637" meta:non-whitespace-character-count="1409"/>
    <meta:generator>LibreOffice/7.6.4.1$Linux_X86_64 LibreOffice_project/60$Build-1</meta:generator>
  </office:meta>
</office:document-meta>
</file>